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426" officeooo:paragraph-rsid="0016c426"/>
    </style:style>
    <style:style style:name="P2" style:family="paragraph" style:parent-style-name="Standard">
      <style:text-properties style:font-name="Liberation Serif" fo:font-size="9pt" fo:font-weight="bold" officeooo:rsid="0016c426" officeooo:paragraph-rsid="0016c426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Liberation Serif" fo:font-size="9pt" fo:font-weight="bold" officeooo:rsid="00183d70" officeooo:paragraph-rsid="00183d70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Liberation Serif" fo:font-size="9pt" fo:font-weight="bold" officeooo:rsid="00183d70" officeooo:paragraph-rsid="001c04c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Liberation Serif" fo:font-size="9pt" fo:font-weight="bold" officeooo:rsid="00197fb4" officeooo:paragraph-rsid="00197fb4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Liberation Serif" fo:font-size="9pt" fo:font-weight="bold" officeooo:rsid="001a7adc" officeooo:paragraph-rsid="001a7adc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Liberation Serif" fo:font-size="9pt" fo:font-weight="bold" officeooo:rsid="001f6533" officeooo:paragraph-rsid="001f6533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Liberation Serif" fo:font-size="9pt" fo:font-weight="bold" officeooo:rsid="002293a2" officeooo:paragraph-rsid="002293a2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Liberation Serif" fo:font-size="9pt" fo:font-weight="bold" officeooo:rsid="0025e09b" officeooo:paragraph-rsid="0025e09b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iberation Serif" fo:font-size="9pt" fo:font-weight="normal" officeooo:rsid="00197fb4" officeooo:paragraph-rsid="00197fb4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Liberation Serif" fo:font-size="9pt" fo:font-weight="normal" officeooo:rsid="001a7adc" officeooo:paragraph-rsid="001a7adc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Liberation Serif" fo:font-size="9pt" fo:font-weight="normal" officeooo:rsid="001b60ec" officeooo:paragraph-rsid="001b60ec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Liberation Serif" fo:font-size="9pt" fo:font-weight="normal" officeooo:rsid="001e9219" officeooo:paragraph-rsid="001e9219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Liberation Serif" fo:font-size="9pt" fo:font-weight="normal" officeooo:rsid="001f6533" officeooo:paragraph-rsid="001f6533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Liberation Serif" fo:font-size="9pt" fo:font-weight="normal" officeooo:rsid="00217b13" officeooo:paragraph-rsid="00217b13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Liberation Serif" fo:font-size="9pt" fo:font-weight="normal" officeooo:rsid="00219a2d" officeooo:paragraph-rsid="00219a2d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Liberation Serif" fo:font-size="9pt" fo:font-weight="normal" officeooo:rsid="002293a2" officeooo:paragraph-rsid="002293a2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Liberation Serif" fo:font-size="9pt" fo:font-weight="normal" officeooo:rsid="0025e09b" officeooo:paragraph-rsid="0025e09b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Liberation Serif" fo:font-size="9pt" fo:font-weight="normal" officeooo:rsid="002664bf" officeooo:paragraph-rsid="002664bf" style:font-size-asian="9pt" style:font-weight-asian="normal" style:font-size-complex="9pt" style:font-weight-complex="normal"/>
    </style:style>
    <style:style style:name="P20" style:family="paragraph" style:parent-style-name="Standard">
      <style:text-properties officeooo:paragraph-rsid="00183d70"/>
    </style:style>
    <style:style style:name="P21" style:family="paragraph" style:parent-style-name="Standard">
      <style:text-properties officeooo:paragraph-rsid="001c04c1"/>
    </style:style>
    <style:style style:name="P22" style:family="paragraph" style:parent-style-name="Preformatted_20_Text">
      <style:text-properties officeooo:rsid="0016c426" officeooo:paragraph-rsid="0016c426"/>
    </style:style>
    <style:style style:name="P23" style:family="paragraph" style:parent-style-name="Preformatted_20_Text">
      <style:text-properties officeooo:rsid="00183d70" officeooo:paragraph-rsid="00183d70"/>
    </style:style>
    <style:style style:name="P24" style:family="paragraph" style:parent-style-name="Preformatted_20_Text">
      <style:text-properties style:font-name="Liberation Serif" fo:font-size="9pt" officeooo:rsid="0016c426" officeooo:paragraph-rsid="0016c426" style:font-size-asian="9pt" style:font-size-complex="9pt"/>
    </style:style>
    <style:style style:name="P25" style:family="paragraph" style:parent-style-name="Preformatted_20_Text">
      <style:text-properties style:font-name="Liberation Serif" fo:font-size="9pt" officeooo:rsid="00183d70" officeooo:paragraph-rsid="00183d70" style:font-size-asian="9pt" style:font-size-complex="9pt"/>
    </style:style>
    <style:style style:name="P26" style:family="paragraph" style:parent-style-name="Preformatted_20_Text">
      <style:text-properties style:font-name="Liberation Serif" fo:font-size="9pt" officeooo:rsid="00197fb4" officeooo:paragraph-rsid="00197fb4" style:font-size-asian="9pt" style:font-size-complex="9pt"/>
    </style:style>
    <style:style style:name="P27" style:family="paragraph" style:parent-style-name="Preformatted_20_Text">
      <style:text-properties style:font-name="Liberation Serif" fo:font-size="9pt" fo:font-weight="bold" officeooo:rsid="00197fb4" officeooo:paragraph-rsid="00197fb4" style:font-size-asian="9pt" style:font-weight-asian="bold" style:font-size-complex="9pt" style:font-weight-complex="bold"/>
    </style:style>
    <style:style style:name="P28" style:family="paragraph" style:parent-style-name="Preformatted_20_Text">
      <style:text-properties style:font-name="Liberation Serif" fo:font-size="9pt" fo:font-weight="bold" officeooo:rsid="00183d70" officeooo:paragraph-rsid="00183d70" style:font-size-asian="9pt" style:font-weight-asian="bold" style:font-size-complex="9pt" style:font-weight-complex="bold"/>
    </style:style>
    <style:style style:name="P29" style:family="paragraph" style:parent-style-name="Preformatted_20_Text">
      <style:paragraph-properties fo:margin-top="0in" fo:margin-bottom="0.1965in" loext:contextual-spacing="false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183d70"/>
    </style:style>
    <style:style style:name="P31" style:family="paragraph" style:parent-style-name="Preformatted_20_Text">
      <style:paragraph-properties fo:margin-top="0in" fo:margin-bottom="0.1965in" loext:contextual-spacing="false"/>
      <style:text-properties style:font-name="Liberation Serif" fo:font-size="9pt" style:font-size-asian="9pt" style:font-size-complex="9pt"/>
    </style:style>
    <style:style style:name="P32" style:family="paragraph" style:parent-style-name="Preformatted_20_Text">
      <style:paragraph-properties fo:margin-top="0in" fo:margin-bottom="0.1965in" loext:contextual-spacing="false"/>
      <style:text-properties officeooo:paragraph-rsid="001c04c1"/>
    </style:style>
    <style:style style:name="P33" style:family="paragraph" style:parent-style-name="Standard">
      <style:text-properties style:font-name="Liberation Serif" fo:font-size="9pt" fo:font-weight="normal" officeooo:rsid="0025e09b" officeooo:paragraph-rsid="0025e09b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Liberation Serif" fo:font-size="9pt" fo:font-weight="normal" officeooo:rsid="00270441" officeooo:paragraph-rsid="00270441" style:font-size-asian="9pt" style:font-weight-asian="normal" style:font-size-complex="9pt" style:font-weight-complex="normal"/>
    </style:style>
    <style:style style:name="T1" style:family="text">
      <style:text-properties style:font-name="Liberation Serif" fo:font-size="9pt" fo:font-weight="bold" officeooo:rsid="00183d70" style:font-size-asian="9pt" style:font-weight-asian="bold" style:font-size-complex="9pt" style:font-weight-complex="bold"/>
    </style:style>
    <style:style style:name="T2" style:family="text">
      <style:text-properties style:font-name="Liberation Serif" fo:font-size="9pt" fo:font-weight="bold" officeooo:rsid="001c04c1" style:font-size-asian="9pt" style:font-weight-asian="bold" style:font-size-complex="9pt" style:font-weight-complex="bold"/>
    </style:style>
    <style:style style:name="T3" style:family="text">
      <style:text-properties style:font-name="Liberation Serif" fo:font-size="9pt" fo:font-weight="bold" officeooo:rsid="002293a2" style:font-size-asian="9pt" style:font-weight-asian="bold" style:font-size-complex="9pt" style:font-weight-complex="bold"/>
    </style:style>
    <style:style style:name="T4" style:family="text">
      <style:text-properties style:font-name="Liberation Serif" fo:font-size="9pt" fo:font-weight="bold" officeooo:rsid="0025e09b" style:font-size-asian="9pt" style:font-weight-asian="bold" style:font-size-complex="9pt" style:font-weight-complex="bold"/>
    </style:style>
    <style:style style:name="T5" style:family="text">
      <style:text-properties style:font-name="Liberation Serif" fo:font-size="9pt" style:font-size-asian="9pt" style:font-size-complex="9pt"/>
    </style:style>
    <style:style style:name="T6" style:family="text">
      <style:text-properties style:font-name="Liberation Serif" fo:font-size="9pt" officeooo:rsid="00183d70" style:font-size-asian="9pt" style:font-size-complex="9pt"/>
    </style:style>
    <style:style style:name="T7" style:family="text">
      <style:text-properties style:font-name="Liberation Serif" fo:font-size="9pt" officeooo:rsid="001c04c1" style:font-size-asian="9pt" style:font-size-complex="9pt"/>
    </style:style>
    <style:style style:name="T8" style:family="text">
      <style:text-properties style:font-name="Liberation Serif" fo:font-size="9pt" fo:font-weight="normal" officeooo:rsid="001c04c1" style:font-size-asian="9pt" style:font-weight-asian="normal" style:font-size-complex="9pt" style:font-weight-complex="normal"/>
    </style:style>
    <style:style style:name="T9" style:family="text">
      <style:text-properties style:font-name="Liberation Serif" fo:font-size="9pt" fo:font-style="italic" fo:font-weight="bold" officeooo:rsid="0025e09b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style:font-name="Liberation Serif" fo:font-size="9pt" fo:font-style="italic" officeooo:rsid="001c04c1" style:font-size-asian="9pt" style:font-style-asian="italic" style:font-size-complex="9pt" style:font-style-complex="italic"/>
    </style:style>
    <style:style style:name="T11" style:family="text">
      <style:text-properties officeooo:rsid="001f6533"/>
    </style:style>
    <style:style style:name="T12" style:family="text">
      <style:text-properties officeooo:rsid="002117d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93a2" style:font-weight-asian="bold" style:font-weight-complex="bold"/>
    </style:style>
    <style:style style:name="T15" style:family="text">
      <style:text-properties fo:font-weight="bold" officeooo:rsid="0025e09b" style:font-weight-asian="bold" style:font-weight-complex="bold"/>
    </style:style>
    <style:style style:name="T16" style:family="text">
      <style:text-properties officeooo:rsid="002293a2"/>
    </style:style>
    <style:style style:name="T17" style:family="text">
      <style:text-properties officeooo:rsid="0025e0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6">Download Install </text:span>Xampp:</text:p>
      <text:p text:style-name="P1"><text:a xlink:type="simple" xlink:href="http://sourceforge.net/projects/xampp/files/XAMPP%20Linux/" text:style-name="Internet_20_link" text:visited-style-name="Visited_20_Internet_20_Link"><text:span text:style-name="T5">http://sourceforge.net/projects/xampp/files/XAMPP%20Linux/</text:span></text:a></text:p>
      <text:p text:style-name="P24">chmod 755 ./xampp-linux-VERSION-installer.run</text:p>
      <text:p text:style-name="P31">sudo ./xampp-linux-VERSION-installer.run </text:p>
      <text:p text:style-name="P2">Start Xampp:</text:p>
      <text:p text:style-name="P24">sudo /opt/lampp/lampp start </text:p>
      <text:p text:style-name="P24"/>
      <text:p text:style-name="P28"><text:tab/>Debug Xampp Demon Run</text:p>
      <text:p text:style-name="P23"><text:span text:style-name="Source_20_Text"><text:span text:style-name="T5"><text:tab/>sudo /opt/lampp/lampp stop <text:s text:c="13"/></text:span></text:span></text:p>
      <text:p text:style-name="Preformatted_20_Text"><text:span text:style-name="Source_20_Text"><text:span text:style-name="T5"><text:tab/>sudo /etc/init.d/apache2 stop <text:s text:c="3"/></text:span></text:span></text:p>
      <text:p text:style-name="P29"><text:span text:style-name="Source_20_Text"><text:span text:style-name="T5"><text:tab/>sudo /etc/init.d/mysql stop</text:span></text:span></text:p>
      <text:p text:style-name="P30"><text:span text:style-name="Source_20_Text"><text:span text:style-name="T1"><text:tab/>Start Xampp </text:span></text:span><text:span text:style-name="Source_20_Text"><text:span text:style-name="T3">Again</text:span></text:span><text:span text:style-name="Source_20_Text"><text:span text:style-name="T1"><text:line-break/><text:tab/></text:span></text:span><text:span text:style-name="Source_20_Text"><text:span text:style-name="T6">sudo /opt/lampp/lampp start</text:span></text:span></text:p>
      <text:p text:style-name="P27"><text:tab/>Increse MemoryLimit to 256M in Php.ini</text:p>
      <text:p text:style-name="P26"><text:tab/>gedit /opt/lampp/etc/php.ini</text:p>
      <text:p text:style-name="P26"/>
      <text:p text:style-name="P26"><text:tab/><text:span text:style-name="T14">Create database taxmining using Phpmyadmin on 127.0.0.1:80</text:span></text:p>
      <text:p text:style-name="P27"><text:tab/><text:span text:style-name="T16">Import sql dump </text:span></text:p>
      <text:p text:style-name="P25"/>
      <text:p text:style-name="P28"><text:span text:style-name="T16">Install </text:span><text:s/>Neo4j:</text:p>
      <text:p text:style-name="P25"/>
      <text:p text:style-name="P25">wget --no-check-certificate -O - https://debian.neo4j.org/neotechnology.gpg.key | sudo apt-key add -</text:p>
      <text:p text:style-name="P22"><text:span text:style-name="Source_20_Text"><text:span text:style-name="T5">echo 'deb </text:span></text:span><text:a xlink:type="simple" xlink:href="http://debian.neo4j.org/repo" text:style-name="Internet_20_link" text:visited-style-name="Visited_20_Internet_20_Link"><text:span text:style-name="Source_20_Text"><text:span text:style-name="T5">http://debian.neo4j.org/repo</text:span></text:span></text:a><text:span text:style-name="Source_20_Text"><text:span text:style-name="T5"> stable/' | sudo tee /etc/apt/sources.list.d/neo4j.list</text:span></text:span></text:p>
      <text:p text:style-name="P22"><text:span text:style-name="Source_20_Text"><text:span text:style-name="T5">sudo apt update</text:span></text:span></text:p>
      <text:p text:style-name="P29"><text:span text:style-name="Source_20_Text"><text:span text:style-name="T5">sudo apt install neo4j</text:span></text:span></text:p>
      <text:p text:style-name="P32"><text:span text:style-name="Source_20_Text"><text:span text:style-name="T4">Copying database to standard f</text:span></text:span><text:span text:style-name="Source_20_Text"><text:span text:style-name="T2">older</text:span></text:span><text:span text:style-name="Source_20_Text"><text:span text:style-name="T7"> <text:line-break/>sudo cp -a /home/jannis/REPO/legal_miner/database/. /var/lib/neo4j/data/databases/graph.db <text:line-break/></text:span></text:span><text:span text:style-name="Source_20_Text"><text:span text:style-name="T9">OR change link to current project folder<text:line-break/></text:span></text:span><text:span text:style-name="Source_20_Text"><text:span text:style-name="T10">dbms.directories.data=/home/jannis/REPO/legal_mining<text:line-break/>Ordner struktur <text:s/>databases/database<text:line-break/>dbms.active_database=database.db</text:span></text:span></text:p>
      <text:p text:style-name="P32"><text:span text:style-name="Source_20_Text"><text:span text:style-name="T2">Enable Migrations und chown<text:line-break/></text:span></text:span><text:span text:style-name="Source_20_Text"><text:span text:style-name="T8">sudo chown -R neo4j:neo4j /var/lib/neo4j/data/databases/graph.db/<text:line-break/></text:span></text:span><text:span text:style-name="Source_20_Text"><text:span text:style-name="T7">sudo gedit /etc/neo4j/neo4j.conf<text:line-break/>dbms.allow_upgrade=true </text:span></text:span></text:p>
      <text:p text:style-name="P20"><text:span text:style-name="T1">Starten Neo4j<text:line-break/></text:span><text:span text:style-name="Source_20_Text"><text:span text:style-name="T5">sudo service neo4j start</text:span></text:span></text:p>
      <text:p text:style-name="P21"><text:span text:style-name="Source_20_Text"><text:span text:style-name="T7">oder</text:span></text:span></text:p>
      <text:p text:style-name="P21"><text:span text:style-name="Source_20_Text"><text:span text:style-name="T7">systemcrl start neo4j</text:span></text:span></text:p>
      <text:p text:style-name="P4"/>
      <text:p text:style-name="P5">Install Python3 <text:span text:style-name="T17">(if not installed) and Pip3</text:span></text:p>
      <text:p text:style-name="P18">sudo apt-get install -y python3-pip</text:p>
      <text:p text:style-name="P3"/>
      <text:p text:style-name="P5">Install Django</text:p>
      <text:p text:style-name="P10">pip3 install django</text:p>
      <text:p text:style-name="P19">VERSION 1.11.11</text:p>
      <text:p text:style-name="P10"/>
      <text:p text:style-name="P6">Install Neomodel <text:span text:style-name="T11">and Dependencies</text:span></text:p>
      <text:p text:style-name="P11">pip3 install django_neomodel</text:p>
      <text:p text:style-name="P12">pip3 install <text:span text:style-name="T12">django_</text:span>haystack </text:p>
      <text:p text:style-name="P15">pip3 install whoosh</text:p>
      <text:p text:style-name="P13">pip3 install vote</text:p>
      <text:p text:style-name="P14">pip3 install django-vote</text:p>
      <text:p text:style-name="P13">pip3 install django-bootstrap3</text:p>
      <text:p text:style-name="P12"/>
      <text:p text:style-name="P7">MysqlClient</text:p>
      <text:p text:style-name="P14">sudo apt-get install python-mysqldb</text:p>
      <text:p text:style-name="P14">sudo apt-get install libmysqlclient-dev</text:p>
      <text:p text:style-name="P14">pip3 install mysqlclient</text:p>
      <text:p text:style-name="P14"/>
      <text:p text:style-name="P14"/>
      <text:p text:style-name="P18"><text:span text:style-name="T13">Start </text:span><text:a xlink:type="simple" xlink:href="http://localhost:7474/browser/" text:style-name="Internet_20_link" text:visited-style-name="Visited_20_Internet_20_Link"><text:span text:style-name="T13">http://localhost:7474/browser/</text:span></text:a><text:span text:style-name="T13"> and Set user to neo4j and password to 12345</text:span></text:p>
      <text:p text:style-name="P14"><text:soft-page-break/></text:p>
      <text:p text:style-name="P14"/>
      <text:p text:style-name="P8">Modify SQL Connection string in legal_mining/settings.py</text:p>
      <text:p text:style-name="P17"><text:s text:c="8"/>'ENGINE': 'django.db.backends.mysql',</text:p>
      <text:p text:style-name="P17"><text:s text:c="8"/>'NAME': 'taxmining',</text:p>
      <text:p text:style-name="P17"><text:s text:c="8"/>'USER': 'root',</text:p>
      <text:p text:style-name="P17"><text:s text:c="8"/>'PASSWORD': '',</text:p>
      <text:p text:style-name="P17"><text:s text:c="8"/>'HOST': '127.0.0.1',</text:p>
      <text:p text:style-name="P17"><text:s text:c="8"/>'PORT': '3306'</text:p>
      <text:p text:style-name="P17"/>
      <text:p text:style-name="P18">NEOMODEL_NEO4J_BOLT_URL = os.environ.get('NEO4J_BOLT_URL', 'bolt://neo4j:12345@localhost:7687')</text:p>
      <text:p text:style-name="P18">config.DATABASE_URL = 'bolt://neo4j:<text:a xlink:type="simple" xlink:href="mailto:12345@localhost" text:style-name="Internet_20_link" text:visited-style-name="Visited_20_Internet_20_Link">12345@localhost</text:a>:7687'</text:p>
      <text:p text:style-name="P18"/>
      <text:p text:style-name="P14"/>
      <text:p text:style-name="P16"><text:span text:style-name="T13">Modify document_manager/models.py by adding “on_delete“ </text:span><text:span text:style-name="T15">statement (line 95,96)</text:span><text:line-break/>user_id = models.ForeignKey(User, on_delete=models.PROTECT)</text:p>
      <text:p text:style-name="P16">document_id = models.ForeignKey(Documentstorage, on_delete=models.PROTECT)</text:p>
      <text:p text:style-name="P16"/>
      <text:p text:style-name="P9">Run django</text:p>
      <text:p text:style-name="P18">python3 manage.py runserver</text:p>
      <text:p text:style-name="P18"/>
      <text:p text:style-name="P34">bzw fuer network access: python3 manage.py runserver 0.0.0.0:8000</text:p>
      <text:p text:style-name="P18"/>
      <text:p text:style-name="P18">Login: user2 <text:s text:c="3"/>pwd: <text:s/>user2use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5:56:30.441613358</meta:creation-date>
    <dc:date>2018-04-26T15:22:33.670314776</dc:date>
    <meta:editing-duration>PT1H12M3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57" meta:word-count="246" meta:character-count="2491" meta:non-whitespace-character-count="2214"/>
  </office:meta>
</office:document-meta>
</file>